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Catalogue" svg:font-family="'Century Catalogue'"/>
    <style:font-face style:name="Lohit Devanagari1" svg:font-family="'Lohit Devanagari'"/>
    <style:font-face style:name="Carlito" svg:font-family="Carlito"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0.8056in"/>
    </style:style>
    <style:style style:name="Table1.B" style:family="table-column">
      <style:table-column-properties style:column-width="6.125in"/>
    </style:style>
    <style:style style:name="Table1.1" style:family="table-row">
      <style:table-row-properties style:min-row-height="0.125in"/>
    </style:style>
    <style:style style:name="Table1.A1" style:family="table-cell">
      <style:table-cell-properties fo:padding="0in" fo:border="none"/>
    </style:style>
    <style:style style:name="P1" style:family="paragraph" style:parent-style-name="Header">
      <style:text-properties officeooo:rsid="000260f3" officeooo:paragraph-rsid="000260f3"/>
    </style:style>
    <style:style style:name="P2" style:family="paragraph" style:parent-style-name="Table_20_Heading">
      <style:paragraph-properties fo:text-align="start" style:justify-single-word="false"/>
      <style:text-properties officeooo:rsid="000260f3" officeooo:paragraph-rsid="000260f3"/>
    </style:style>
    <style:style style:name="P3" style:family="paragraph" style:parent-style-name="Table_20_Contents">
      <style:text-properties officeooo:rsid="000260f3" officeooo:paragraph-rsid="000260f3"/>
    </style:style>
    <style:style style:name="P4" style:family="paragraph" style:parent-style-name="Table_20_Contents">
      <style:text-properties officeooo:rsid="00036124" officeooo:paragraph-rsid="00036124"/>
    </style:style>
    <style:style style:name="P5" style:family="paragraph" style:parent-style-name="Standard">
      <style:text-properties officeooo:rsid="000260f3" officeooo:paragraph-rsid="000260f3"/>
    </style:style>
    <style:style style:name="P6" style:family="paragraph" style:parent-style-name="Standard">
      <style:text-properties fo:font-weight="bold" officeooo:rsid="000260f3" officeooo:paragraph-rsid="000260f3" style:font-weight-asian="bold" style:font-weight-complex="bold"/>
    </style:style>
    <style:style style:name="P7" style:family="paragraph" style:parent-style-name="Standard">
      <style:text-properties fo:font-weight="bold" officeooo:rsid="00043a99" officeooo:paragraph-rsid="00043a99" style:font-weight-asian="bold" style:font-weight-complex="bold"/>
    </style:style>
    <style:style style:name="P8" style:family="paragraph" style:parent-style-name="Standard">
      <style:text-properties officeooo:rsid="00043a99" officeooo:paragraph-rsid="00043a99"/>
    </style:style>
    <style:style style:name="P9" style:family="paragraph" style:parent-style-name="Standard">
      <style:text-properties fo:font-weight="normal" officeooo:rsid="00043a99" officeooo:paragraph-rsid="00043a99" style:font-weight-asian="normal" style:font-weight-complex="normal"/>
    </style:style>
    <style:style style:name="P10" style:family="paragraph" style:parent-style-name="Standard">
      <style:text-properties fo:font-weight="bold" officeooo:rsid="00043a99" officeooo:paragraph-rsid="00043a99" style:font-weight-asian="bold" style:font-weight-complex="bold"/>
    </style:style>
    <style:style style:name="P11" style:family="paragraph" style:parent-style-name="Standard">
      <style:text-properties fo:font-weight="normal" officeooo:rsid="00043a99" officeooo:paragraph-rsid="00043a99" style:font-weight-asian="normal" style:font-weight-complex="normal"/>
    </style:style>
    <style:style style:name="P12" style:family="paragraph" style:parent-style-name="Standard">
      <style:text-properties fo:font-weight="normal" officeooo:rsid="00073cb8" officeooo:paragraph-rsid="00073cb8"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260f3"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36124"/>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officeooo:rsid="0005fbb0"/>
    </style:style>
    <style:style style:name="T8" style:family="text">
      <style:text-properties officeooo:rsid="00073cb8"/>
    </style:style>
    <style:style style:name="T9"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allation</text:p>
      <text:p text:style-name="P6"/>
      <text:p text:style-name="P5">Copy the included .qml files to your Documents/MuseScore2/Plugins folder. Then open MuseScore and open the Plugin Manager (in the Plugins menu). Check the boxes next to <text:span text:style-name="T7">the tonal</text:span> – 4 and click OK. Now when you go to the Plugins menu they will appear under the heading “<text:span text:style-name="T8">Proof Reading</text:span>.”</text:p>
      <text:p text:style-name="P5"/>
      <text:p text:style-name="P6">Use</text:p>
      <text:p text:style-name="P6"/>
      <text:p text:style-name="P5">This plugin checks the whole file, not a selection. Enter your counterpoint melody on a grand staff and run the plugin from the Plugins menu to check your results.</text:p>
      <text:p text:style-name="P5"/>
      <text:p text:style-name="P5">If you are writing your own bass line, be sure to enter figured bass where necessary using ctrl-G.</text:p>
      <text:p text:style-name="P5"/>
      <text:p text:style-name="P6">Proofreading Codes</text:p>
      <text:p text:style-name="P5"/>
      <table:table table:name="Table1" table:style-name="Table1">
        <table:table-column table:style-name="Table1.A"/>
        <table:table-column table:style-name="Table1.B"/>
        <table:table-header-rows>
          <table:table-row table:style-name="Table1.1">
            <table:table-cell table:style-name="Table1.A1" office:value-type="string">
              <text:p text:style-name="P2">Code</text:p>
            </table:table-cell>
            <table:table-cell table:style-name="Table1.A1" office:value-type="string">
              <text:p text:style-name="P2">Meaning</text:p>
            </table:table-cell>
          </table:table-row>
        </table:table-header-rows>
        <table:table-row>
          <table:table-cell table:style-name="Table1.A1" office:value-type="string">
            <text:p text:style-name="P3">acc</text:p>
          </table:table-cell>
          <table:table-cell table:style-name="Table1.A1" office:value-type="string">
            <text:p text:style-name="P3">Forbidden non-diatonic accidental</text:p>
          </table:table-cell>
        </table:table-row>
        <table:table-row>
          <table:table-cell table:style-name="Table1.A1" office:value-type="string">
            <text:p text:style-name="P3">AN</text:p>
          </table:table-cell>
          <table:table-cell table:style-name="Table1.A1" office:value-type="string">
            <text:p text:style-name="P3">Accented Neighbor tone (not an error)</text:p>
          </table:table-cell>
        </table:table-row>
        <table:table-row>
          <table:table-cell table:style-name="Table1.A1" office:value-type="string">
            <text:p text:style-name="P3">APP</text:p>
          </table:table-cell>
          <table:table-cell table:style-name="Table1.A1" office:value-type="string">
            <text:p text:style-name="P3">Appoggiatura (not an error)</text:p>
          </table:table-cell>
        </table:table-row>
        <table:table-row>
          <table:table-cell table:style-name="Table1.A1" office:value-type="string">
            <text:p text:style-name="P3">APT</text:p>
          </table:table-cell>
          <table:table-cell table:style-name="Table1.A1" office:value-type="string">
            <text:p text:style-name="P3">Accented Passing tone (not an error)</text:p>
          </table:table-cell>
        </table:table-row>
        <table:table-row>
          <table:table-cell table:style-name="Table1.A1" office:value-type="string">
            <text:p text:style-name="P3">dir5</text:p>
          </table:table-cell>
          <table:table-cell table:style-name="Table1.A1" office:value-type="string">
            <text:p text:style-name="P3">Direct fifths – usually either P5→d5 or d5→P5; should be avoided</text:p>
          </table:table-cell>
        </table:table-row>
        <table:table-row>
          <table:table-cell table:style-name="Table1.A1" office:value-type="string">
            <text:p text:style-name="P3">dis</text:p>
          </table:table-cell>
          <table:table-cell table:style-name="Table1.A1" office:value-type="string">
            <text:p text:style-name="P3">Improperly treated dissonance</text:p>
          </table:table-cell>
        </table:table-row>
        <table:table-row>
          <table:table-cell table:style-name="Table1.A1" office:value-type="string">
            <text:p text:style-name="P3">DN</text:p>
          </table:table-cell>
          <table:table-cell table:style-name="Table1.A1" office:value-type="string">
            <text:p text:style-name="P3">Double neighbor (not an error)</text:p>
          </table:table-cell>
        </table:table-row>
        <table:table-row>
          <table:table-cell table:style-name="Table1.A1" office:value-type="string">
            <text:p text:style-name="Table_20_Contents">ET</text:p>
          </table:table-cell>
          <table:table-cell table:style-name="Table1.A1" office:value-type="string">
            <text:p text:style-name="Table_20_Contents">Escape Tone (not an error)</text:p>
          </table:table-cell>
        </table:table-row>
        <table:table-row>
          <table:table-cell table:style-name="Table1.A1" office:value-type="string">
            <text:p text:style-name="P4">hid</text:p>
          </table:table-cell>
          <table:table-cell table:style-name="Table1.A1" office:value-type="string">
            <text:p text:style-name="P4">Hidden fifths or octaves (consecutive P5 or P8 in contrary motion)</text:p>
          </table:table-cell>
        </table:table-row>
        <table:table-row>
          <table:table-cell table:style-name="Table1.A1" office:value-type="string">
            <text:p text:style-name="Table_20_Contents">lfd</text:p>
          </table:table-cell>
          <table:table-cell table:style-name="Table1.A1" office:value-type="string">
            <text:p text:style-name="Table_20_Contents">Leap from dissonant no<text:span text:style-name="T4">n</text:span>-chord tone</text:p>
          </table:table-cell>
        </table:table-row>
        <table:table-row>
          <table:table-cell table:style-name="Table1.A1" office:value-type="string">
            <text:p text:style-name="Table_20_Contents">ltd</text:p>
          </table:table-cell>
          <table:table-cell table:style-name="Table1.A1" office:value-type="string">
            <text:p text:style-name="Table_20_Contents">Leap to dissonant non-chord tone</text:p>
          </table:table-cell>
        </table:table-row>
        <table:table-row>
          <table:table-cell table:style-name="Table1.A1" office:value-type="string">
            <text:p text:style-name="P4">ltp</text:p>
          </table:table-cell>
          <table:table-cell table:style-name="Table1.A1" office:value-type="string">
            <text:p text:style-name="P4">Leap to perfect interval in similar motion</text:p>
          </table:table-cell>
        </table:table-row>
        <table:table-row>
          <table:table-cell table:style-name="Table1.A1" office:value-type="string">
            <text:p text:style-name="P4">lt</text:p>
          </table:table-cell>
          <table:table-cell table:style-name="Table1.A1" office:value-type="string">
            <text:p text:style-name="P4">Leading tone not resolved correctly at cadence</text:p>
          </table:table-cell>
        </table:table-row>
        <table:table-row>
          <table:table-cell table:style-name="Table1.A1" office:value-type="string">
            <text:p text:style-name="P4">lt!</text:p>
          </table:table-cell>
          <table:table-cell table:style-name="Table1.A1" office:value-type="string">
            <text:p text:style-name="P4">You forgot to raise the leading tone in minor!</text:p>
          </table:table-cell>
        </table:table-row>
        <table:table-row>
          <table:table-cell table:style-name="Table1.A1" office:value-type="string">
            <text:p text:style-name="P4">mel7</text:p>
          </table:table-cell>
          <table:table-cell table:style-name="Table1.A1" office:value-type="string">
            <text:p text:style-name="P4">Melody leaps a seventh</text:p>
          </table:table-cell>
        </table:table-row>
        <table:table-row>
          <table:table-cell table:style-name="Table1.A1" office:value-type="string">
            <text:p text:style-name="P4">NT</text:p>
          </table:table-cell>
          <table:table-cell table:style-name="Table1.A1" office:value-type="string">
            <text:p text:style-name="P4">Neighbor tone (not an error)</text:p>
          </table:table-cell>
        </table:table-row>
        <table:table-row>
          <table:table-cell table:style-name="Table1.A1" office:value-type="string">
            <text:p text:style-name="P4">PT</text:p>
          </table:table-cell>
          <table:table-cell table:style-name="Table1.A1" office:value-type="string">
            <text:p text:style-name="P4">Passing tone (not an error)</text:p>
          </table:table-cell>
        </table:table-row>
        <table:table-row>
          <table:table-cell table:style-name="Table1.A1" office:value-type="string">
            <text:p text:style-name="P4">rep</text:p>
          </table:table-cell>
          <table:table-cell table:style-name="Table1.A1" office:value-type="string">
            <text:p text:style-name="P4">Forbidden repeated note</text:p>
          </table:table-cell>
        </table:table-row>
        <table:table-row>
          <table:table-cell table:style-name="Table1.A1" office:value-type="string">
            <text:p text:style-name="P4">RET</text:p>
          </table:table-cell>
          <table:table-cell table:style-name="Table1.A1" office:value-type="string">
            <text:p text:style-name="P4">Retardation (not an error) – a suspension that resolves up by half step</text:p>
          </table:table-cell>
        </table:table-row>
        <table:table-row>
          <table:table-cell table:style-name="Table1.A1" office:value-type="string">
            <text:p text:style-name="P4">sb</text:p>
          </table:table-cell>
          <table:table-cell table:style-name="Table1.A1" office:value-type="string">
            <text:p text:style-name="P4">Melody leaps a 6<text:span text:style-name="T5">th</text:span> or octave without stepping back in opposite direction afterward</text:p>
          </table:table-cell>
        </table:table-row>
        <table:table-row>
          <table:table-cell table:style-name="Table1.A1" office:value-type="string">
            <text:p text:style-name="P4">SUS</text:p>
          </table:table-cell>
          <table:table-cell table:style-name="Table1.A1" office:value-type="string">
            <text:p text:style-name="P4">Suspension (not an error)</text:p>
          </table:table-cell>
        </table:table-row>
        <table:table-row>
          <table:table-cell table:style-name="Table1.A1" office:value-type="string">
            <text:p text:style-name="P4">X</text:p>
          </table:table-cell>
          <table:table-cell table:style-name="Table1.A1" office:value-type="string">
            <text:p text:style-name="P4">Melody crosses below bass</text:p>
          </table:table-cell>
        </table:table-row>
        <table:table-row>
          <table:table-cell table:style-name="Table1.A1" office:value-type="string">
            <text:p text:style-name="P4">x</text:p>
          </table:table-cell>
          <table:table-cell table:style-name="Table1.A1" office:value-type="string">
            <text:p text:style-name="P4">Forbidden offbeat notes in first species</text:p>
          </table:table-cell>
        </table:table-row>
        <table:table-row>
          <table:table-cell table:style-name="Table1.A1" office:value-type="string">
            <text:p text:style-name="Table_20_Contents">-<text:span text:style-name="T4">&gt;</text:span>+3,<text:span text:style-name="T4"> -&gt;d5</text:span></text:p>
          </table:table-cell>
          <table:table-cell table:style-name="Table1.A1" office:value-type="string">
            <text:p text:style-name="P4">Melody moves by augmented or diminished interval</text:p>
          </table:table-cell>
        </table:table-row>
        <table:table-row>
          <table:table-cell table:style-name="Table1.A1" office:value-type="string">
            <text:p text:style-name="P4">2xlt</text:p>
          </table:table-cell>
          <table:table-cell table:style-name="Table1.A1" office:value-type="string">
            <text:p text:style-name="P4">Leading tone is doubled in bass and melody</text:p>
          </table:table-cell>
        </table:table-row>
        <table:table-row>
          <table:table-cell table:style-name="Table1.A1" office:value-type="string">
            <text:p text:style-name="P4">7th</text:p>
          </table:table-cell>
          <table:table-cell table:style-name="Table1.A1" office:value-type="string">
            <text:p text:style-name="P4">The seventh of a V<text:span text:style-name="T5">7</text:span> moving to I isn’t resolved correctly</text:p>
          </table:table-cell>
        </table:table-row>
        <table:table-row>
          <table:table-cell table:style-name="Table1.A1" office:value-type="string">
            <text:p text:style-name="P4">||P5, ||P8</text:p>
          </table:table-cell>
          <table:table-cell table:style-name="Table1.A1" office:value-type="string">
            <text:p text:style-name="P4">Parallel fifths or octaves</text:p>
          </table:table-cell>
        </table:table-row>
      </table:table>
      <text:p text:style-name="P7"><text:soft-page-break/>Other warning messages</text:p>
      <text:p text:style-name="P8"/>
      <text:p text:style-name="P8">Too many consecutive 3rds or 6ths (up to 4 before warning)</text:p>
      <text:p text:style-name="P8">Too many consecutive leaps (up to 4 before warning)</text:p>
      <text:p text:style-name="P8">Too many perfect interval (up to 50% before warning)</text:p>
      <text:p text:style-name="P8">Too many leaps (up to 50% before warning)</text:p>
      <text:p text:style-name="P8">Melody should have larger range (experimental warning – uses standard deviation of melody)</text:p>
      <text:p text:style-name="P8"/>
      <text:p text:style-name="P7">Limitations</text:p>
      <text:p text:style-name="P7"/>
      <text:p text:style-name="P9">At this time, the plugin really works best on straightforward species examples. <text:span text:style-name="T8">The tonal species plugins</text:span> ha<text:span text:style-name="T8">ve </text:span>been tested successfully with all of the examples in Seth Monahan’s excellent <text:span text:style-name="T6">Two-Part Harmonic Species Counterpoint: An Introduction</text:span>, available at <text:a xlink:type="simple" xlink:href="http://sethmonahan.com/TH101HarmonicCounterpoint.html" text:style-name="Internet_20_link" text:visited-style-name="Visited_20_Internet_20_Link">http://sethmonahan.com/TH101HarmonicCounterpoint.html</text:a>. The procedures for th<text:span text:style-name="T8">e</text:span> <text:span text:style-name="T8">tonal </text:span>plugin are derived from the rules laid out in this book.</text:p>
      <text:p text:style-name="P9"/>
      <text:p text:style-name="P12">The modal species plugins currently only work with the cantus firmus below the counterpoint. (Look for new versions in the future that can work with the cf on top.) The rules come from Peter Schubert’s <text:span text:style-name="T6">Modal Counterpoint, Renaissance Style </text:span><text:span text:style-name="T9">and are generally in agreement with Tom Pankhurst's Guide to Schenkerian Analysis, </text:span><text:a xlink:type="simple" xlink:href="http://www.schenkerguide.com/" text:style-name="Internet_20_link" text:visited-style-name="Visited_20_Internet_20_Link"><text:span text:style-name="T9">http://www.schenkerguide.com/</text:span></text:a><text:span text:style-name="T9">.</text:span></text:p>
      <text:p text:style-name="P9"/>
      <text:p text:style-name="P9">The plugin may malfunction if there are rests other than an initial rest in 2-4 species. The plugin also malfunctions if there is a bass note without a melody note present. I’m working on finding a way around these problems, which are mainly a problem with the MuseScore2 plugin framework.</text:p>
      <text:p text:style-name="P7"/>
      <text:p text:style-name="P7">Errors</text:p>
      <text:p text:style-name="P8"/>
      <text:p text:style-name="P8">Please report any errors, questions, or suggestions to <text:a xlink:type="simple" xlink:href="mailto:joel@matthysmusic.com" text:style-name="Internet_20_link" text:visited-style-name="Visited_20_Internet_20_Link">joel@matthysmusic.com</text:a></text:p>
      <text:p text:style-name="P8"/>
      <text:p text:style-name="P7">Donations</text:p>
      <text:p text:style-name="P7"/>
      <text:p text:style-name="P8">...are gladly accepted! Visit <text:a xlink:type="simple" xlink:href="http://joel.matthysmusic.com/research.html" text:style-name="Internet_20_link" text:visited-style-name="Visited_20_Internet_20_Link">http://joel.matthysmusic.com/research.html</text:a> and click on the donate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Catalogue" svg:font-family="'Century Catalogue'"/>
    <style:font-face style:name="Lohit Devanagari1" svg:font-family="'Lohit Devanagari'"/>
    <style:font-face style:name="Carlito" svg:font-family="Carlito"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rlito"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Catalogue" fo:font-family="'Century Catalogu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rlito" fo:font-family="Carlito"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rlito" fo:font-family="Carlito"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60f3" officeooo:paragraph-rsid="000260f3"/>
    </style:style>
    <style:style style:name="MT1" style:family="text">
      <style:text-properties fo:font-weight="bold" officeooo:rsid="000260f3" style:font-weight-asian="bold" style:font-weight-complex="bold"/>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span text:style-name="MT1">Tonal Counterpoint Proofreading</text:span></text:p>
        <text:p text:style-name="MP1"><text:span text:style-name="MT2"><text:tab/></text:span><text:span text:style-name="MT3">plugin for MuseScore 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atthys</meta:initial-creator>
    <meta:creation-date>2018-01-09T14:07:39.586013729</meta:creation-date>
    <dc:date>2018-01-09T20:54:13.442765932</dc:date>
    <meta:editing-duration>PT17M57S</meta:editing-duration>
    <meta:editing-cycles>2</meta:editing-cycles>
    <meta:generator>LibreOffice/5.3.1.2$Linux_X86_64 LibreOffice_project/30m0$Build-2</meta:generator>
    <meta:document-statistic meta:table-count="1" meta:image-count="0" meta:object-count="0" meta:page-count="2" meta:paragraph-count="78" meta:word-count="540" meta:character-count="3355" meta:non-whitespace-character-count="2887"/>
  </office:meta>
</office:document-meta>
</file>